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54cm"/>
          <style:tab-stop style:position="18.172cm"/>
        </style:tab-stops>
      </style:paragraph-properties>
      <style:text-properties fo:font-size="8pt" officeooo:rsid="001e21b3" officeooo:paragraph-rsid="001e21b3" style:font-size-asian="8pt" style:font-size-complex="8pt"/>
    </style:style>
    <style:style style:name="P2" style:family="paragraph" style:parent-style-name="Standard">
      <style:paragraph-properties>
        <style:tab-stops>
          <style:tab-stop style:position="0.554cm"/>
          <style:tab-stop style:position="18.172cm"/>
        </style:tab-stops>
      </style:paragraph-properties>
      <style:text-properties fo:font-size="10pt" officeooo:rsid="001e21b3" officeooo:paragraph-rsid="001e21b3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5470*" fo:start-indent="0cm" fo:end-indent="0cm"/>
          <style:column style:rel-width="5470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zione1">
        <text:p text:style-name="P2">/******************************************************************<text:line-break/>Site Name: Wild Beasts<text:line-break/>Author: 020 7<text:line-break/><text:line-break/>Stylesheet: Main Stylesheet<text:line-break/>******************************************************************/<text:line-break/><text:line-break/>/******************************************************************<text:line-break/>******************************************************************<text:line-break/>******************************************************************<text:line-break/>******************************************************************<text:line-break/>******************************************************************<text:line-break/>******************************************************************<text:line-break/>BASE STYLE SHEET<text:line-break/>******************************************************************/<text:line-break/><text:line-break/><text:line-break/>/******************************************************************<text:line-break/>TYPOGRAPHY<text:line-break/>******************************************************************/<text:line-break/>@font-face {<text:line-break/> <text:s/>font-family: 'walsheim';<text:line-break/> <text:s/>src: url("webfonts/gt-walsheim-medium-web.eot");<text:line-break/> <text:s/>src: url("webfonts/gt-walsheim-medium-web.eot?#iefix") format("embedded-opentype"), url("webfonts/gt-walsheim-medium-web.woff") format("woff"), url("webfonts/gt-walsheim-medium-web.ttf") format("truetype");<text:line-break/> <text:s/>font-weight: normal;<text:line-break/> <text:s/>font-style: normal; }<text:line-break/><text:line-break/>body{font-family:'walsheim',sans-serif;letter-spacing:.2em;background:#A4A3A4}<text:line-break/><text:line-break/> h3{<text:line-break/><text:tab/>font-size:1em;<text:line-break/><text:tab/>color:white;<text:line-break/><text:tab/>/*border-top:1px solid white;*/<text:line-break/><text:tab/>width:100%;<text:line-break/><text:tab/>display:inline-block;<text:line-break/><text:tab/>margin:0px 0px 1.5em;<text:line-break/><text:tab/>font-weight:normal;<text:line-break/> <text:s text:c="3"/>font-style: normal;<text:line-break/><text:tab/>text-transform:capitalize;<text:line-break/>}<text:line-break/><text:line-break/>/*links*/<text:line-break/>a{color:#fff;text-decoration:none;display:inline;}<text:line-break/>a:hover{color:yellow;cursor:pointer;}<text:line-break/>a.selected{color:yellow;}<text:line-break/><text:line-break/>.small{<text:line-break/><text:tab/>font-size:..5em;<text:line-break/><text:tab/>}<text:line-break/><text:line-break/>/******************************************************************<text:line-break/>GENERAL<text:line-break/>******************************************************************/<text:line-break/><text:line-break/><text:line-break/>/* apply a natural box layout model to all elements */<text:line-break/>*, *:before, *:after {<text:line-break/> <text:s/>-moz-box-sizing: border-box; -webkit-box-sizing: border-box; box-sizing: border-box;<text:line-break/> }<text:line-break/><text:line-break/><text:line-break/>/*clearfix*/<text:line-break/>.cf:before,<text:line-break/>.cf:after {<text:line-break/> <text:s text:c="3"/>content: " "; /* 1 */<text:line-break/> <text:s text:c="3"/>display: table; /* 2 */<text:line-break/>}<text:line-break/><text:line-break/>.cf:after {<text:line-break/> <text:s text:c="3"/>clear: both;<text:line-break/>}<text:line-break/><text:line-break/>/* For IE 6/7 only Include this rule to trigger hasLayout and contain floats.*/<text:line-break/>.cf {<text:line-break/> <text:s text:c="3"/>*zoom: 1;<text:line-break/>}<text:line-break/><text:line-break/><text:line-break/><text:line-break/><text:line-break/>/******************************************************************<text:line-break/>RESPONSIVE LAYOUT SHIZENS<text:line-break/>******************************************************************/<text:line-break/><text:line-break/>/*horizontal layout styles for non-mobile devices*/<text:line-break/>.no-touch body{<text:line-break/><text:tab/>width:1000%;<text:line-break/>}<text:line-break/><text:line-break/>.no-touch .column, .no-touch .divider-column{<text:line-break/> <text:tab/>width:10%;<text:line-break/>}<text:line-break/><text:line-break/><text:line-break/>/*vertical layout for mobile devices*/<text:line-break/><text:line-break/>body{<text:line-break/><text:tab/>width:100%;<text:line-break/>}<text:line-break/><text:line-break/>.column, .divider-column{<text:line-break/><text:tab/>width:100%;<text:line-break/>}<text:line-break/><text:line-break/><text:line-break/><text:tab/><text:line-break/>/******************************************************************<text:line-break/>COLOUR GRID AND DIVIDER BACKGROUNDS<text:line-break/>******************************************************************/<text:line-break/>#home{background:url('img/backgrounds-3/turquoise.png');}<text:line-break/>#home-1{background-image:url('img/backgrounds-3/med-grey.png');}<text:line-break/>#home-split-1{background-image:url('img/backgrounds-3/home-split-1.png');}<text:line-break/><text:soft-page-break/>#home-2{background-image:url('img/backgrounds-3/blue.png'); }<text:line-break/>#home-split-2{background-image:url('img/backgrounds-3/home-split-2.png');}<text:line-break/><text:line-break/>#split-1-col{background-image:url('img/backgrounds-3/purple.png');}<text:line-break/>#split-1{background-image:url('img/backgrounds-3/split-1.png');}<text:line-break/><text:line-break/>#news{background-image:url('img/backgrounds-3/pink.png'); }<text:line-break/>#news-list{background-image:url('img/backgrounds-3/turquoise.png'); }<text:line-break/>#news-split-1{background-image:url('img/backgrounds-3/split-2.png');}<text:line-break/>.single-post .page{background-image:url('img/backgrounds-3/turquoise.png'); }<text:line-break/><text:line-break/>#split-2-col{background-image:url('img/backgrounds-3/med-grey.png');}<text:line-break/>#split-2{background-image:url('img/backgrounds-3/split-2.png');}<text:line-break/><text:line-break/>#shows{background-image:url('img/backgrounds-3/blue.png'); }<text:line-break/>#shows-list{background-image:url('img/backgrounds-3/pink.png'); }<text:line-break/>#shows-split-1{background-image:url('img/backgrounds-3/shows-split.png');}<text:line-break/><text:line-break/><text:line-break/>#split-3-col{background-image:url('img/backgrounds-3/turquoise.png');}<text:line-break/>#split-3{background-image:url('img/backgrounds-3/split-3.png');}<text:line-break/><text:line-break/>#discography{background-image:url('img/backgrounds-3/purple.png'); }<text:line-break/>#discography-list{background-image:url('img/backgrounds-3/blue.png'); }<text:line-break/>#discography-split-1{background-image:url('img/backgrounds-3/split-4.png');}<text:line-break/>.single-discography .page{background-image:url('img/backgrounds-3/blue.png'); }<text:line-break/><text:line-break/><text:line-break/>#split-4-col{background-image:url('img/backgrounds-3/pink.png');}<text:line-break/>#split-4{background-image:url('img/backgrounds-3/split-4.png');}<text:line-break/><text:line-break/>#videos{background-image:url('img/backgrounds-3/blue.png'); }<text:line-break/>#video-list{background-image:url('img/backgrounds-3/purple.png'); }<text:line-break/>#video-split-1{background-image:url('img/backgrounds-3/video-split.png');}<text:line-break/>.single-video .page{background-image:url('img/backgrounds-3/purple.png'); }<text:line-break/><text:line-break/><text:line-break/><text:line-break/>#end-col{background-image:url('img/backgrounds-3/med-grey.png'); }<text:line-break/>#end{background-image:url('img/backgrounds-3/split-5.png'); }<text:line-break/><text:line-break/><text:line-break/><text:line-break/><text:line-break/>/*****************************************************************<text:line-break/>******************************************************************<text:line-break/>******************************************************************<text:line-break/>MOBILE<text:line-break/>******************************************************************<text:line-break/>******************************************************************<text:line-break/>******************************************************************/<text:line-break/><text:line-break/><text:line-break/>/******************************************************************<text:line-break/>GENERAL <text:line-break/>******************************************************************/<text:line-break/><text:line-break/>@font-face {<text:line-break/> <text:s/>font-family: 'gt-walsheim';<text:line-break/> <text:s/>src: url("webfonts/gt-walsheim-medium-web.eot");<text:line-break/> <text:s/>src: url("webfonts/gt-walsheim-medium-web.eot?#iefix") format("embedded-opentype"), url("webfonts/gt-walsheim-medium-web.woff") format("woff"), url("webfonts/gt-walsheim-medium-web.ttf") format("truetype");<text:line-break/> <text:s/>font-weight: normal;<text:line-break/> <text:s/>font-style: normal; }<text:line-break/><text:line-break/>body{font-family:'gt-walsheim',sans-serif;letter-spacing:.15em;color:#ffffff;}<text:line-break/><text:line-break/><text:line-break/>html{ height:100%}<text:line-break/> <text:line-break/>body {<text:line-break/><text:tab/>height:100%; <text:line-break/><text:tab/>margin: 0; <text:line-break/><text:tab/>overflow-x:hidden;<text:line-break/>}<text:line-break/><text:line-break/>p{margin:0 0 1em 0;}<text:line-break/><text:line-break/>/******************************************************************<text:line-break/>MENU <text:line-break/>******************************************************************/<text:line-break/><text:line-break/>/*for mobile devices*/<text:line-break/>#menu-button, #back-button{<text:line-break/><text:tab/>display:block;<text:line-break/><text:tab/>position:fixed;<text:line-break/><text:tab/>top:0px;<text:line-break/><text:tab/>left:0px;<text:line-break/><text:tab/>width:100%;<text:line-break/><text:tab/>height:60px;<text:line-break/><text:tab/>background:red;<text:line-break/><text:tab/>opacity:.5;<text:line-break/><text:tab/>z-index:100000;<text:line-break/><text:tab/>cursor:pointer;<text:line-break/><text:tab/>padding:15px;<text:line-break/><text:tab/>font-size:1.5em;<text:line-break/><text:tab/>color:white;<text:line-break/>}<text:line-break/><text:line-break/>#menu{<text:line-break/><text:tab/>z-index:200000;<text:line-break/><text:tab/>display:none;<text:line-break/><text:tab/>position:fixed;<text:line-break/><text:tab/>top:0px;<text:line-break/><text:tab/>left:0;<text:line-break/><text:tab/>width:100%;<text:line-break/><text:tab/>height:100%;<text:line-break/><text:tab/>background-color:#9a6198;<text:line-break/><text:soft-page-break/><text:tab/>}<text:line-break/><text:line-break/>#menu.open{<text:line-break/><text:tab/>display:block;<text:line-break/><text:tab/>}<text:line-break/> <text:line-break/>#menu ul{<text:line-break/><text:tab/>margin-top:60px;<text:line-break/><text:tab/>padding:0;<text:line-break/><text:tab/>height:100%;<text:line-break/><text:tab/>color:white;<text:line-break/>}<text:line-break/><text:line-break/>#menu li{<text:line-break/><text:tab/>font-size:1.5em;<text:line-break/><text:tab/>margin-bottom:.5em;<text:line-break/><text:tab/>text-align:center;<text:line-break/><text:tab/>display: block;<text:line-break/><text:tab/>zoom: 1;<text:line-break/><text:tab/>color:white;<text:line-break/>}<text:line-break/><text:line-break/><text:line-break/>/******************************************************************<text:line-break/>PAGES &amp; COLUMNS<text:line-break/>******************************************************************/<text:line-break/><text:line-break/><text:tab/><text:line-break/><text:line-break/><text:line-break/>.column{<text:line-break/><text:tab/>min-height:100%;<text:line-break/><text:tab/>display:block-inline;<text:line-break/><text:tab/>float:left;<text:line-break/>}<text:line-break/><text:line-break/>.divider-column{display:none;}<text:line-break/>.no-touch .divider-column{display:block;}<text:line-break/><text:line-break/>.page{<text:line-break/><text:tab/>padding:90px 15px 60px; <text:line-break/><text:tab/>width:100%;<text:line-break/> <text:tab/>overflow:auto;<text:line-break/><text:tab/>display:block; <text:line-break/><text:tab/>position:relative;<text:line-break/><text:tab/>float:left;<text:line-break/><text:tab/>-webkit-background-size: cover;<text:line-break/><text:tab/>-moz-background-size: cover;<text:line-break/><text:tab/>-o-background-size: cover;<text:line-break/><text:tab/>background-size:100% 100%; <text:line-break/><text:tab/>background-repeat:no-repeat;<text:line-break/><text:tab/>background-position:center center;<text:line-break/> <text:tab/>}<text:line-break/><text:line-break/><text:line-break/><text:line-break/>/****PAGE FOOTER****/<text:line-break/><text:line-break/>.next{font-size:18px;}<text:line-break/>.next:hover{cursor:pointer;}<text:line-break/><text:line-break/>.page-footer{<text:line-break/><text:tab/>bottom:10px;<text:line-break/><text:tab/>left:0px;<text:line-break/><text:tab/>position:absolute;<text:line-break/><text:tab/>font-size:1em;<text:line-break/> <text:tab/>color:white;<text:line-break/><text:tab/>padding:.3em 15px .3em;<text:line-break/> <text:tab/>width:100%;<text:line-break/><text:tab/>display:block;<text:line-break/>}<text:line-break/><text:line-break/>.page-footer a{<text:line-break/><text:tab/>padding: 0 .5em 0 0;<text:line-break/><text:tab/>font-size:18px;<text:line-break/>}<text:line-break/><text:line-break/>.archive-link-img{<text:line-break/><text:tab/>background-image:url('img/archive.png');<text:line-break/><text:tab/>-webkit-background-size: contain;<text:line-break/><text:tab/>-moz-background-size: contain;<text:line-break/><text:tab/>-o-background-size: contain;<text:line-break/><text:tab/>background-size: contain;<text:line-break/><text:tab/>background-repeat:no-repeat;<text:line-break/><text:tab/>background-position:top left;<text:line-break/><text:tab/>height:16px;width:21px;<text:line-break/><text:tab/>margin: .5em 7px .5em 0px;<text:line-break/><text:tab/>float:left;<text:line-break/>}<text:line-break/> .archive-link-img:hover{<text:tab/>background-image:url('img/archive-hover.png');<text:line-break/>}<text:line-break/><text:line-break/>.archive-link-text{<text:line-break/><text:tab/>line-height:35px; <text:line-break/><text:tab/>font-size:18px;<text:line-break/>}<text:line-break/><text:line-break/>a.archive-link:hover + .archive-link-img{<text:line-break/><text:tab/>background-image:url('img/archive-hover.png');<text:line-break/>}<text:line-break/><text:line-break/>/******************************************************************<text:line-break/>LANDING PAGE<text:line-break/>******************************************************************/<text:line-break/>.no-js #loader{display:none;}<text:line-break/><text:line-break/>#loader{<text:line-break/><text:tab/>width:100%;<text:line-break/><text:tab/>height:100%;<text:line-break/><text:tab/>position:fixed;<text:line-break/><text:tab/>top:0;<text:line-break/><text:tab/>left:0;<text:line-break/><text:tab/>background:#A4A3A4;<text:line-break/><text:tab/>z-index:500000;<text:line-break/>}<text:line-break/><text:line-break/>.landing-page{<text:line-break/><text:tab/>-webkit-background-size: cover;<text:line-break/><text:tab/>-moz-background-size: cover;<text:line-break/><text:tab/>-o-background-size: cover;<text:line-break/><text:tab/>background-repeat:no-repeat;<text:line-break/><text:tab/>background-position:center center;<text:line-break/>}<text:line-break/><text:line-break/>#landing-container{<text:line-break/><text:tab/>width:100%;<text:line-break/><text:tab/>height:100%;<text:line-break/><text:tab/>top:0;left:0;<text:line-break/><text:tab/>position:absolute;<text:line-break/><text:tab/>display:block;<text:line-break/><text:tab/>padding: 180px 40px 180px;<text:line-break/><text:tab/>background-size: cover;<text:line-break/><text:tab/>-webkit-background-size: cover;<text:line-break/><text:soft-page-break/><text:tab/>-moz-background-size: cover;<text:line-break/><text:tab/>-o-background-size: cover;<text:line-break/><text:tab/>background-repeat:no-repeat;<text:line-break/><text:tab/>background-position:center center;<text:line-break/>}<text:line-break/><text:line-break/>#landing{<text:line-break/><text:tab/> <text:s/>width: 100%;<text:line-break/><text:tab/> <text:s/>height : 100%;<text:line-break/><text:tab/>float:left;<text:line-break/><text:tab/>background-size: contain;<text:line-break/><text:tab/>-webkit-background-size: contain;<text:line-break/><text:tab/>-moz-background-size: contain;<text:line-break/><text:tab/>-o-background-size: contain;<text:line-break/><text:tab/>background-repeat:no-repeat;<text:line-break/><text:tab/>background-position:center center;}<text:line-break/>/*<text:tab/><text:line-break/>#landing{<text:line-break/>margin:30px 0 30px;<text:line-break/>width:100%;<text:line-break/>height:100%;<text:line-break/>float:left;<text:line-break/>text-align:center;<text:line-break/>}*/<text:line-break/><text:line-break/>#landing img{<text:line-break/> <text:s/>width: auto;<text:line-break/> <text:s/>height : auto;<text:line-break/> <text:s/>max-height: 100%;<text:line-break/> <text:s/>max-width: 100%;<text:line-break/>}<text:line-break/><text:line-break/>.social-buttons{<text:line-break/>position:absolute;<text:line-break/>bottom:40px;left:0px;<text:line-break/>width:100%;<text:line-break/>text-align:center;<text:line-break/>}<text:line-break/><text:line-break/>.social-buttons iframe{<text:line-break/> }<text:line-break/><text:line-break/>#home .page-footer{<text:line-break/><text:tab/>position:static;<text:line-break/><text:tab/>float:left;<text:line-break/>}<text:line-break/><text:line-break/>.inner-footer {<text:line-break/><text:tab/>border-top:1px solid white;<text:line-break/><text:tab/>padding-top:3px;<text:line-break/>}<text:line-break/><text:line-break/>#home .page-footer a{<text:line-break/><text:tab/>display:block;<text:line-break/><text:tab/>text-align:left;<text:line-break/><text:tab/>width:100%;<text:line-break/>}<text:line-break/><text:line-break/>#home a.arrow-link{display:none;}<text:line-break/><text:line-break/>/******************************************************************<text:line-break/>SUBSCRIBE FORM<text:line-break/>******************************************************************/<text:line-break/><text:line-break/>.email{<text:line-break/><text:tab/>width:100%;<text:line-break/><text:tab/>background:transparent;<text:line-break/><text:tab/>color:#ffffff;<text:line-break/><text:tab/>border:2px solid white;<text:line-break/><text:tab/>margin-bottom:.75em;<text:line-break/><text:tab/>padding:</text:p>
        <text:p text:style-name="P2"><text:s/>0 5px 0;<text:line-break/><text:tab/>height:2em;<text:line-break/>}<text:line-break/><text:line-break/>.subscribe-button{<text:line-break/><text:tab/>height:2em;<text:line-break/><text:tab/>width:150px;<text:line-break/><text:tab/>background:transparent;<text:line-break/><text:tab/>color:#ffffff;<text:line-break/><text:tab/>border:2px solid white;<text:line-break/><text:tab/>margin-bottom:.5em;<text:line-break/>}<text:line-break/><text:line-break/>.subscribe-button:hover{<text:line-break/><text:tab/>color:yellow;<text:line-break/><text:tab/>border:2px solid yellow;<text:line-break/><text:tab/>margin-bottom:.5em;<text:line-break/>}<text:line-break/><text:line-break/>/******************************************************************<text:line-break/>NEWS<text:line-break/>******************************************************************/<text:line-break/><text:line-break/><text:line-break/>/*news list*/<text:line-break/>#news ul{<text:line-break/><text:tab/>list-style:none;<text:line-break/><text:tab/>margin:0 0 2em ;<text:line-break/><text:tab/>padding:0;<text:line-break/><text:tab/>}<text:line-break/><text:line-break/>#news ul li{<text:line-break/><text:tab/>border-top:1px solid white;<text:line-break/>}<text:line-break/>#news ul li:last-child{<text:line-break/><text:tab/>border-bottom:1px solid white;<text:line-break/>}<text:line-break/><text:line-break/>#news ul li{<text:line-break/><text:tab/>min-height:90px;<text:line-break/><text:tab/>font-size:1em;<text:line-break/> <text:tab/>color:white;<text:line-break/><text:tab/>padding:.3em 0 .3em;<text:line-break/><text:tab/>width:100%;<text:line-break/><text:tab/>display:block;<text:tab/><text:line-break/>}<text:line-break/><text:line-break/>#news ul li:hover{<text:line-break/><text:tab/>cursor:pointer;<text:line-break/><text:tab/>color:yellow;<text:line-break/><text:tab/>}<text:line-break/><text:line-break/>.news-thumb{<text:line-break/><text:tab/>width:100%;<text:line-break/><text:tab/>margin: .5em 15px 1em 0px;<text:line-break/><text:tab/>float:left;<text:line-break/>}<text:line-break/><text:line-break/>.news-title{<text:line-break/><text:tab/>font-size:1.5em;<text:line-break/> <text:tab/>float:left;<text:line-break/><text:tab/>padding-top:.5em;<text:line-break/><text:tab/>width:100%;<text:line-break/><text:soft-page-break/> }<text:line-break/><text:line-break/>.news-date{<text:line-break/> <text:s/><text:tab/>float:left;<text:line-break/><text:tab/>text-transform:capitalize;<text:tab/><text:line-break/><text:tab/>width:100%;<text:line-break/><text:tab/>padding-bottom:1em;<text:line-break/>}<text:line-break/><text:tab/><text:line-break/>.news-body {<text:line-break/> <text:tab/>float:left;<text:line-break/><text:tab/>width:100%;<text:line-break/>}<text:tab/><text:line-break/><text:tab/><text:line-break/><text:tab/><text:tab/><text:tab/><text:line-break/>.read-more{<text:line-break/><text:tab/>margin-top:.5em;<text:line-break/><text:tab/>margin-bottom:1em;<text:line-break/><text:tab/>font-size:1em;<text:line-break/><text:tab/>text-align:left;<text:line-break/><text:tab/>width:auto;<text:line-break/><text:tab/>height:auto;<text:line-break/><text:tab/>float:left;<text:line-break/><text:tab/>width:100%;<text:line-break/><text:tab/>text-transform:capitalize;<text:line-break/>}<text:line-break/><text:line-break/><text:line-break/>/*news page*/<text:line-break/>.text-column h2{<text:line-break/><text:tab/>margin-bottom:1em;<text:line-break/><text:tab/>margin-top:0;<text:line-break/><text:tab/>font-weight: normal;<text:line-break/> <text:s/><text:tab/>font-style: normal;<text:line-break/>}<text:line-break/><text:tab/><text:line-break/>.image-column img{<text:line-break/><text:tab/>width:100%;<text:line-break/><text:tab/>height:auto;<text:line-break/><text:tab/>margin-bottom:1em;<text:line-break/><text:tab/>padding-bottom:1em;<text:line-break/><text:tab/>}<text:tab/><text:line-break/><text:tab/><text:line-break/>/******************************************************************<text:line-break/>SHOWS<text:line-break/>******************************************************************/<text:line-break/><text:line-break/><text:line-break/>#shows ul{<text:line-break/><text:tab/>list-style:none;<text:line-break/><text:tab/>margin:0;<text:line-break/><text:tab/>padding:0;<text:line-break/><text:tab/>}<text:line-break/><text:line-break/><text:line-break/>#shows ul li{<text:line-break/><text:tab/>min-height:3em;<text:line-break/><text:tab/>font-size:1em;<text:line-break/><text:tab/>line-height:1.5;<text:line-break/><text:tab/>padding:.3em 0 .3em;<text:tab/><text:line-break/><text:tab/>color:white;<text:line-break/><text:tab/>border-top:1px solid white;<text:line-break/><text:tab/>width:100%;<text:line-break/><text:tab/>display:block;<text:line-break/><text:tab/>margin-bottom:1.5em;<text:line-break/>}<text:line-break/><text:line-break/>#shows ul li:last-child{<text:line-break/><text:tab/>border-bottom:1px solid white;<text:line-break/><text:tab/>padding-bottom:1.5em;<text:line-break/>}<text:line-break/><text:line-break/>.date{<text:line-break/><text:tab/>font-size:1.5em;<text:line-break/><text:tab/>margin-bottom:.em;<text:line-break/><text:tab/>float:left;<text:line-break/><text:tab/>width:100%;<text:line-break/><text:tab/>display:inline-block;<text:line-break/><text:tab/>}<text:line-break/><text:line-break/>.country, .venue{<text:line-break/> <text:tab/>float:left;<text:line-break/><text:tab/>display:block;<text:line-break/><text:tab/>width:100%;<text:line-break/><text:tab/>text-transform:capitalize;<text:line-break/><text:tab/>}<text:tab/><text:line-break/><text:line-break/>.buy{<text:line-break/><text:tab/>margin-top:.5em;<text:line-break/><text:tab/>font-size:1.5em;<text:line-break/><text:tab/>width:100%;<text:line-break/><text:tab/>text-align:left;<text:line-break/><text:tab/>float:left;<text:line-break/><text:line-break/>}<text:line-break/><text:line-break/>.buy:hover{<text:line-break/> }<text:line-break/><text:line-break/><text:line-break/>/******************************************************************<text:line-break/>DISCOGRAPHY<text:line-break/>******************************************************************/<text:line-break/><text:line-break/><text:line-break/>#discography ul{<text:line-break/><text:tab/>list-style:none;<text:line-break/><text:tab/>margin:0 0 3em ;<text:line-break/><text:tab/>padding:0;<text:line-break/><text:tab/>}<text:line-break/><text:line-break/><text:line-break/>#discography ul li{<text:line-break/><text:tab/>min-height:90px;<text:line-break/><text:tab/>font-size:1em;<text:line-break/><text:tab/>padding:.3em 0 .3em;<text:tab/><text:line-break/> <text:tab/>color:white;<text:line-break/><text:tab/>border-top:1px solid white;<text:line-break/><text:tab/>width:100%;<text:line-break/><text:tab/>display:block;<text:line-break/>}<text:line-break/><text:line-break/>#discography ul li:last-child{<text:line-break/><text:tab/>border-bottom:1px solid white;<text:line-break/><text:line-break/> }<text:line-break/><text:line-break/>.artwork{<text:line-break/><text:tab/>width:70%;<text:line-break/><text:tab/>height:auto;<text:line-break/><text:tab/>margin: .5em 15px 1em 0px;<text:line-break/><text:tab/>float:left;<text:line-break/>}<text:line-break/><text:line-break/><text:soft-page-break/>.name{<text:line-break/><text:tab/>font-size:1.5em;<text:line-break/> <text:tab/>margin-right:.3em;<text:line-break/><text:tab/>float:left;<text:line-break/><text:tab/>width:100%;<text:line-break/><text:tab/>}<text:line-break/><text:line-break/>.label, .release-date{<text:line-break/> <text:tab/>width:100%;<text:line-break/> <text:tab/>float:left;<text:line-break/><text:tab/>text-transform:capitalize;<text:line-break/><text:tab/>}<text:line-break/><text:tab/><text:tab/><text:tab/><text:line-break/>a.disco-buy{<text:line-break/><text:tab/>padding-top:2px;<text:line-break/><text:tab/>margin-top:.5em;<text:line-break/><text:tab/>font-size:1em;<text:line-break/><text:tab/>text-align:left;<text:line-break/><text:tab/>width:auto;<text:line-break/><text:tab/>height:auto;<text:line-break/><text:tab/>float:left;<text:line-break/><text:tab/>width:100%;<text:line-break/><text:tab/>text-transform:capitalize;<text:line-break/>}<text:line-break/><text:line-break/>.more-info{<text:line-break/><text:tab/>padding-top:2px;<text:line-break/><text:tab/>font-size:1em;<text:line-break/><text:tab/>text-align:left;<text:line-break/><text:tab/>width:auto;<text:line-break/><text:tab/>height:auto;<text:line-break/><text:tab/>float:left;<text:line-break/><text:tab/>width:100%;<text:line-break/><text:tab/>text-transform:capitalize;<text:line-break/><text:tab/>margin-bottom:1em;<text:line-break/><text:tab/><text:line-break/>}<text:line-break/><text:line-break/>a.listen{<text:line-break/><text:tab/>padding-top:2px;<text:line-break/><text:tab/>font-size:1em;<text:line-break/><text:tab/>text-align:left;<text:line-break/><text:tab/>width:auto;<text:line-break/><text:tab/>height:auto;<text:line-break/><text:tab/>float:left;<text:line-break/><text:tab/>width:100%;<text:line-break/><text:tab/>text-transform:capitalize;<text:line-break/><text:tab/><text:line-break/>}<text:line-break/><text:line-break/>a.buy:hover{<text:line-break/> }<text:line-break/><text:line-break/>.links{<text:line-break/><text:tab/>margin-top:1em;<text:line-break/><text:tab/>display:block;<text:line-break/><text:tab/>float:left;<text:line-break/><text:tab/>width:100%;<text:line-break/>}<text:line-break/>.links a{<text:line-break/><text:tab/>font-size:1.5em;<text:line-break/><text:tab/>float:left;<text:line-break/><text:tab/>clear:none;<text:line-break/><text:tab/>margin-right:1em;<text:line-break/>}<text:line-break/><text:line-break/>/******************************************************************<text:line-break/>VIDEOS<text:line-break/>******************************************************************/<text:line-break/><text:line-break/><text:line-break/>/*video list styles*/<text:line-break/>#videos ul{<text:line-break/><text:tab/>list-style:none;<text:line-break/><text:tab/>margin:0 0 2em ;<text:line-break/><text:tab/>padding:0;<text:line-break/><text:tab/>}<text:line-break/><text:line-break/>#videos ul li{<text:line-break/><text:tab/>border-top:1px solid white;<text:line-break/>}<text:line-break/>#videos ul li:last-child{<text:line-break/><text:tab/>border-bottom:1px solid white;<text:line-break/>}<text:line-break/><text:line-break/>#videos ul li{<text:line-break/><text:tab/>min-height:90px;<text:line-break/><text:tab/>font-size:1em;<text:line-break/> <text:tab/>color:white;<text:line-break/><text:tab/>padding:.3em 0 .3em;<text:line-break/><text:tab/>width:100%;<text:line-break/><text:tab/>display:block;<text:line-break/><text:tab/>padding-bottom:1.5em;<text:line-break/>}<text:line-break/><text:line-break/>#videos ul li:hover{<text:line-break/><text:tab/>cursor:pointer;<text:line-break/><text:tab/>color:yellow;<text:line-break/><text:tab/>}<text:line-break/> <text:line-break/>.video-name{<text:line-break/><text:tab/>font-size:1.5em;<text:line-break/>}<text:line-break/><text:line-break/> <text:line-break/>.watch{<text:line-break/><text:tab/>display:none;<text:line-break/>}<text:line-break/><text:tab/><text:line-break/><text:line-break/><text:line-break/><text:line-break/>/*video page styles*/<text:line-break/>.video-wrapper{<text:line-break/><text:tab/>width:100%;<text:line-break/><text:tab/>max-width:800px;<text:line-break/><text:tab/>margin:0 auto 0;<text:line-break/>}<text:line-break/><text:line-break/>.video-container {<text:line-break/><text:tab/>height:100%;max-width:800px;<text:line-break/> <text:s text:c="3"/>position: relative;<text:line-break/> <text:s text:c="3"/>padding-bottom: 56.25%;<text:line-break/> <text:s text:c="3"/>padding-top: 30px; height: 0; overflow: hidden;<text:line-break/>}<text:line-break/><text:line-break/>.video-container iframe,<text:line-break/>.video-container .youtube,<text:line-break/>.video-container object,<text:line-break/>.video-container embed {<text:line-break/> <text:s text:c="3"/>position: absolute;<text:line-break/> <text:s text:c="3"/>top: 0;<text:line-break/> <text:s text:c="3"/>left: 0;<text:line-break/> <text:s text:c="3"/>width: 100%;<text:line-break/> <text:s text:c="3"/>height: 100%;<text:line-break/>border:none;<text:line-break/><text:soft-page-break/>}<text:line-break/><text:line-break/>.youtube .play:hover{<text:line-break/><text:tab/>filter:alpha(opacity=70);<text:line-break/><text:tab/>opacity:.7;<text:line-break/>}<text:line-break/><text:line-break/>.video-holder{<text:line-break/><text:tab/>position:absolute;<text:line-break/><text:tab/>top:0;<text:line-break/><text:tab/>left:0;<text:line-break/><text:tab/>width:100%;<text:line-break/><text:tab/>height:100%;<text:line-break/>}<text:line-break/><text:line-break/>.play-button{<text:line-break/><text:tab/>width:50px;height:50px;<text:line-break/><text:tab/>background-image:url('img/play-button.png');<text:line-break/><text:tab/>position:absolute;<text:line-break/><text:tab/>top:50%;left:50%;<text:line-break/><text:tab/>margin: -25px 0 0 -25px;<text:line-break/><text:tab/>cursor:pointer;<text:line-break/><text:tab/>}<text:line-break/><text:line-break/>.play-button:hover{<text:line-break/><text:tab/>opacity:.7;}<text:line-break/><text:line-break/><text:line-break/>.video-description{<text:line-break/><text:tab/>display:block;<text:line-break/><text:tab/>float:left;<text:line-break/><text:tab/>margin-top:1em;<text:line-break/><text:tab/>font-size:.875em;<text:line-break/><text:tab/>line-height:1.5em;<text:line-break/>}<text:line-break/><text:line-break/><text:line-break/><text:line-break/><text:line-break/><text:line-break/>/******************************************************************<text:line-break/><text:tab/><text:line-break/><text:tab/>BOTH DESKTOPS AND TABLETS USE THESE...<text:line-break/><text:tab/><text:line-break/>******************************************************************/<text:tab/><text:line-break/><text:line-break/>@media screen and (min-width: 600px) {<text:line-break/><text:line-break/><text:line-break/>/******************************************************************<text:line-break/>GENERAL<text:line-break/>******************************************************************/<text:line-break/><text:line-break/><text:tab/>body {width:100%;font-size:16px;}<text:line-break/><text:line-break/>/******************************************************************<text:line-break/>LANDING PAGE<text:line-break/>******************************************************************/<text:line-break/><text:line-break/><text:line-break/><text:line-break/>#home .page-footer{<text:line-break/><text:tab/>position:absolute;<text:line-break/><text:tab/>float:none;<text:line-break/>}<text:line-break/><text:line-break/>#home .page-footer a{<text:line-break/><text:tab/>display:inline;<text:line-break/><text:tab/>text-align:left;<text:line-break/><text:tab/>width:auto;<text:line-break/><text:tab/>font-size:.875em;<text:line-break/>}<text:line-break/><text:line-break/>.social-links{<text:line-break/>float:right;<text:line-break/>text-align:right;<text:line-break/><text:line-break/>}<text:line-break/><text:line-break/>.social-links a{<text:line-break/> padding:0 0 0 .5em;<text:line-break/>}<text:line-break/><text:line-break/>#home a.arrow-link{<text:line-break/><text:tab/>position:absolute;<text:line-break/><text:tab/>width:13px;<text:line-break/><text:tab/>height:20px;<text:line-break/><text:tab/>top:15px;<text:line-break/><text:tab/>left:50%;<text:line-break/><text:tab/>margin-left:-7px;<text:line-break/><text:tab/>background:url('img/arrow2.png');<text:line-break/><text:tab/>-webkit-background-size: cover;<text:line-break/><text:tab/>-moz-background-size: cover;<text:line-break/><text:tab/>-o-background-size: cover;<text:line-break/><text:tab/>background-repeat:no-repeat;<text:line-break/><text:tab/>background-position:center center;<text:line-break/>}<text:line-break/><text:line-break/>/******************************************************************<text:line-break/>NEWS<text:line-break/>******************************************************************/<text:line-break/><text:line-break/><text:line-break/><text:line-break/>/*news list*/<text:line-break/><text:line-break/>#news ul li{<text:line-break/><text:tab/>min-height:90px;<text:line-break/><text:tab/>font-size:1em;<text:line-break/> <text:tab/>color:white;<text:line-break/><text:tab/>padding:.3em 0 .3em;<text:line-break/><text:tab/>width:100%;<text:line-break/><text:tab/>display:block;<text:line-break/>}<text:line-break/><text:line-break/><text:line-break/>.news-details{<text:line-break/>padding-top:2px;<text:line-break/>padding-top:2px;<text:line-break/>width:70%;<text:line-break/>float:left;<text:line-break/>}<text:line-break/><text:line-break/>.news-thumb{<text:line-break/><text:tab/>width:50%;<text:line-break/><text:tab/>/*max-width:120px;*/<text:line-break/><text:tab/>height:auto;<text:line-break/><text:tab/>margin: .5em 0 .5em 0px;<text:line-break/><text:tab/>float:left;<text:line-break/>}<text:line-break/><text:soft-page-break/><text:line-break/>.news-title{<text:line-break/><text:tab/>font-size:1.5em;<text:line-break/> <text:tab/>float:left;<text:line-break/><text:tab/>padding-top:0;<text:line-break/> }<text:line-break/><text:line-break/>.news-date{<text:line-break/> <text:s/><text:tab/>float:left;<text:line-break/><text:tab/>text-transform:capitalize;<text:tab/><text:line-break/>}<text:line-break/><text:tab/><text:tab/><text:tab/><text:tab/><text:line-break/><text:line-break/><text:line-break/>/* news page*/<text:line-break/><text:line-break/>.text-column, .image-column{<text:line-break/><text:tab/>width:50%;float:left;<text:line-break/><text:tab/>}<text:line-break/><text:line-break/>.image-column{<text:line-break/><text:tab/>padding-right:20px;<text:line-break/><text:tab/>}<text:line-break/><text:line-break/>.image-column img{<text:line-break/><text:tab/>width:100%;<text:line-break/><text:tab/>height:auto;<text:line-break/><text:tab/>}<text:line-break/><text:line-break/>.text-column{<text:line-break/><text:tab/>padding-left:20px;<text:line-break/><text:tab/>}<text:line-break/><text:line-break/><text:line-break/><text:line-break/><text:line-break/><text:line-break/><text:line-break/>/******************************************************************<text:line-break/>SHOWS<text:line-break/>******************************************************************/<text:line-break/>.show-details{<text:line-break/><text:tab/>width:50%;<text:line-break/><text:tab/>float:left;<text:line-break/><text:tab/>}<text:line-break/><text:line-break/>.date{<text:line-break/><text:tab/>font-size:1.5em;<text:line-break/><text:tab/>margin-bottom:0;<text:line-break/><text:tab/>float:left;<text:line-break/><text:tab/>width:100%;<text:line-break/><text:tab/>display:block;<text:line-break/><text:tab/>}<text:line-break/><text:line-break/>.country, .venue{<text:line-break/> <text:tab/>float:left;<text:line-break/><text:tab/>clear:left;<text:line-break/><text:tab/>display:block;<text:line-break/><text:tab/>width:100%;<text:line-break/><text:tab/>text-transform:capitalize;<text:line-break/><text:tab/>}<text:tab/><text:line-break/><text:line-break/>.buy{<text:line-break/><text:tab/>margin-top:0em;<text:line-break/><text:tab/>font-size:1.5em;<text:line-break/><text:tab/>width:50%;<text:line-break/><text:tab/>text-align:right;<text:line-break/><text:tab/>float:right;<text:line-break/><text:line-break/>}<text:line-break/><text:line-break/>.buy:hover{<text:line-break/> }<text:line-break/><text:line-break/><text:line-break/><text:line-break/>/******************************************************************<text:line-break/>DISCOGRAPHY<text:line-break/>******************************************************************/<text:line-break/><text:line-break/> <text:line-break/><text:line-break/><text:line-break/>#discography ul li{<text:line-break/><text:tab/>min-height:90px;<text:line-break/><text:tab/>font-size:1em;<text:line-break/> <text:tab/>color:white;<text:line-break/><text:tab/>padding:.3em 0 .3em;<text:line-break/><text:tab/>border-top:1px solid white;<text:line-break/><text:tab/>width:100%;<text:line-break/><text:tab/>display:block;<text:line-break/><text:tab/>margin-bottom:.3em;<text:line-break/>}<text:line-break/><text:line-break/>#discography ul li:last-child{<text:line-break/><text:tab/>border-bottom:1px solid white;<text:line-break/><text:line-break/> }<text:line-break/><text:line-break/><text:line-break/>.disc-details{<text:line-break/><text:tab/>padding-top:2px;<text:line-break/><text:tab/>width:40%;<text:line-break/><text:tab/>float:left;<text:line-break/>}<text:line-break/><text:line-break/>.artwork{<text:line-break/><text:tab/>width:auto;<text:line-break/><text:tab/>height:90px;<text:line-break/><text:tab/>margin: .5em 15px .5em 0px;<text:line-break/><text:tab/>float:left;<text:line-break/>}<text:line-break/><text:line-break/>.name{<text:line-break/><text:tab/>font-size:1.5em;<text:line-break/><text:tab/>float:left;<text:line-break/><text:tab/>width:100%;<text:line-break/><text:tab/>}<text:line-break/><text:line-break/>.label, .release-date{<text:line-break/> <text:tab/>width:100%;<text:line-break/> <text:tab/>float:left;<text:line-break/><text:tab/>margin-bottom:2px;<text:line-break/><text:tab/>text-transform:capitalize;<text:line-break/><text:tab/>}<text:tab/><text:line-break/><text:line-break/>a.more-info, a.disco-buy, a.listen{<text:line-break/><text:tab/>font-size:1.5em;<text:line-break/><text:tab/>text-align:right;<text:line-break/><text:tab/>width:auto;<text:line-break/><text:tab/>height:auto;<text:line-break/><text:tab/>float:right;<text:line-break/><text:tab/>margin-left:20px;<text:line-break/><text:tab/>margin-top:0;<text:line-break/><text:soft-page-break/>}<text:line-break/><text:line-break/><text:line-break/>a.buy:hover{<text:line-break/> }<text:line-break/><text:line-break/><text:line-break/>/******************************************************************<text:line-break/>VIDEOS<text:line-break/>******************************************************************/<text:line-break/><text:line-break/><text:line-break/>/*video list styles*/<text:line-break/><text:line-break/><text:line-break/>#videos ul li{<text:line-break/><text:tab/>min-height:90px;<text:line-break/><text:tab/>font-size:1em;<text:line-break/> <text:tab/>color:white;<text:line-break/><text:tab/>padding:.3em 0 .3em;<text:line-break/><text:tab/>width:100%;<text:line-break/><text:tab/>display:block;<text:line-break/><text:tab/>padding-bottom:0em;<text:line-break/>}<text:line-break/><text:line-break/><text:line-break/><text:line-break/>#videos ul li:last-child{<text:line-break/> <text:line-break/> }<text:line-break/><text:line-break/>.video-thumb{<text:line-break/>}<text:line-break/><text:line-break/>.video-name{<text:line-break/><text:tab/>font-size:1.5em;<text:line-break/>}<text:line-break/><text:line-break/>.year{<text:line-break/>}<text:line-break/><text:line-break/>.watch{<text:line-break/><text:tab/>display:none;<text:line-break/>}<text:line-break/><text:line-break/>.video-description{<text:line-break/>width:50%;<text:line-break/>}<text:line-break/><text:line-break/>}/*****end tablet mobile styles******/<text:line-break/><text:line-break/><text:line-break/><text:line-break/>/*****************************************************************<text:line-break/>******************************************************************<text:line-break/>******************************************************************<text:line-break/>DESKTOP<text:line-break/>******************************************************************<text:line-break/>******************************************************************<text:line-break/>*****************************************************************/<text:line-break/><text:line-break/>@media screen and (min-width: 800px) {<text:line-break/><text:line-break/>body{font-size:15px;}<text:line-break/><text:line-break/>/******************************************************************<text:line-break/>MENU for desktop<text:line-break/>******************************************************************/<text:line-break/><text:line-break/>.no-touch #menu-button, .no-touch #back-button{display:none;}<text:line-break/><text:line-break/>.no-touch #menu{<text:line-break/><text:tab/>position:fixed;<text:line-break/><text:tab/>top:0;left:0;<text:line-break/><text:tab/>width:100%; <text:line-break/><text:tab/>height:auto;<text:line-break/><text:tab/>background:transparent;<text:line-break/><text:tab/>padding:40px 40px 40px; <text:line-break/><text:tab/>text-align:justify; <text:line-break/><text:tab/>font-size:20px;<text:line-break/><text:tab/>z-index:10000;<text:line-break/><text:tab/>display:block;<text:line-break/><text:tab/>list-style:none;<text:line-break/><text:tab/>opacity:1;<text:line-break/><text:tab/>}<text:line-break/><text:tab/><text:line-break/>.no-touch #menu ul{<text:line-break/><text:tab/>margin:0;<text:line-break/><text:tab/>padding:0;<text:line-break/>}<text:line-break/><text:tab/><text:line-break/>.no-touch #menu li{<text:line-break/><text:tab/>margin:0;<text:line-break/><text:tab/>font-size:1em;<text:line-break/><text:tab/>display:inline-block;<text:line-break/><text:tab/>*display:inline;<text:line-break/><text:tab/>zoom: 1;<text:line-break/>}<text:line-break/><text:line-break/>.no-touch #menu ul:after {<text:line-break/> <text:s/>content: "";<text:line-break/> <text:s/>display:</text:p>
        <text:p text:style-name="P2"><text:s/>inline-block;<text:line-break/> <text:s/>width: 100%;<text:line-break/>}<text:line-break/> <text:line-break/>.selected a{color:yellow;}<text:line-break/><text:line-break/>.no-touch .page{<text:line-break/><text:tab/>padding:140px 40px 60px;<text:line-break/><text:tab/>}<text:line-break/><text:line-break/>.no-touch .page-footer{<text:line-break/><text:tab/>position:absolute;<text:line-break/><text:tab/>font-size:1em;<text:line-break/> <text:tab/>color:white;<text:line-break/><text:tab/>padding:.3em 40px .3em;<text:line-break/> <text:tab/>display:block;<text:line-break/><text:tab/>bottom:25px;<text:line-break/>}<text:line-break/><text:line-break/><text:line-break/><text:line-break/><text:line-break/>/******************************************************************<text:line-break/>LANDING PAGE<text:line-break/>******************************************************<text:soft-page-break/>************/<text:line-break/><text:line-break/><text:line-break/><text:line-break/><text:line-break/>/******************************************************************<text:line-break/>SHOWS<text:line-break/>******************************************************************/<text:line-break/>.show-details{<text:line-break/><text:tab/>width:80%;<text:line-break/><text:tab/>float:left;<text:line-break/><text:tab/>}<text:line-break/><text:line-break/>.date{<text:line-break/><text:tab/>font-size:1.5em;<text:line-break/><text:tab/>margin-bottom:0;<text:line-break/><text:tab/>float:left;<text:line-break/><text:tab/>height:3em;<text:line-break/><text:tab/>width:30%;<text:line-break/><text:tab/>display:inline;<text:line-break/><text:tab/>}<text:line-break/><text:line-break/>.country{font-size:1.5em;}<text:line-break/><text:line-break/>.country, .venue{<text:line-break/><text:tab/>padding-right:30px;<text:line-break/> <text:tab/>float:left;<text:line-break/><text:tab/>display:block;<text:line-break/><text:tab/>clear:none;<text:line-break/><text:tab/>width:70%;<text:line-break/><text:tab/>text-transform:capitalize;<text:line-break/><text:tab/>}<text:tab/><text:line-break/><text:line-break/>.buy{<text:line-break/><text:tab/>margin-top:0em;<text:line-break/><text:tab/>font-size:1.5em;<text:line-break/><text:tab/>width:20%;<text:line-break/><text:tab/>text-align:right;<text:line-break/><text:tab/>float:right;<text:line-break/><text:line-break/>}<text:line-break/><text:line-break/>.buy:hover{<text:line-break/> }<text:line-break/><text:line-break/><text:line-break/><text:line-break/><text:line-break/><text:line-break/>/******************************************************************<text:line-break/>DISCOGRAPHY<text:line-break/>******************************************************************/<text:line-break/><text:line-break/>.disc-details{width:53%;}<text:line-break/><text:line-break/><text:line-break/><text:line-break/><text:line-break/><text:line-break/><text:line-break/><text:line-break/><text:line-break/>}<text:line-break/>/* END DESKTOP 800px */<text:tab/><text:line-break/><text:line-break/><text:line-break/>/******************************************************************<text:line-break/>LARGE SCREEN TYPE SIZES<text:line-break/>******************************************************************/<text:line-break/><text:line-break/><text:line-break/>@media screen and (min-width: 1000px) {<text:line-break/><text:line-break/>body{font-size:16px;}<text:line-break/><text:line-break/>.no-touch #menu{font-size:26px;background:transparent;}<text:line-break/><text:line-break/>}<text:line-break/>/* END DESKTOP 1000px */<text:tab/><text:line-break/><text:line-break/><text:line-break/>@media screen and (min-width: 1300px) {<text:line-break/><text:tab/><text:line-break/>body{font-size:18px;}<text:line-break/>.no-touch #menu{font-size:28px;background:transparent;}<text:line-break/><text:line-break/>}<text:line-break/>/* END DESKTOP 1300px */<text:line-break/><text:line-break/>@media screen and (min-width: 1600px) {<text:line-break/><text:tab/><text:line-break/>body{font-size:20px;}<text:line-break/>.no-touch #menu{font-size:32px;background:transparent;}<text:line-break/><text:line-break/>}<text:line-break/>/* END DESKTOP 1300px */<text:lin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65cm" fo:margin-bottom="0.739cm" fo:margin-left="0.76cm" fo:margin-right="0.94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2:47:48.475000000</meta:creation-date>
    <dc:date>2015-01-07T12:51:54.887000000</dc:date>
    <meta:editing-duration>PT26S</meta:editing-duration>
    <meta:editing-cycles>2</meta:editing-cycles>
    <meta:generator>LibreOffice/4.2.5.2$Windows_x86 LibreOffice_project/61cb170a04bb1f12e77c884eab9192be736ec5f5</meta:generator>
    <meta:document-statistic meta:table-count="0" meta:image-count="0" meta:object-count="0" meta:page-count="10" meta:paragraph-count="3" meta:word-count="1401" meta:character-count="21604" meta:non-whitespace-character-count="19234"/>
  </office:meta>
</office:document-meta>
</file>